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2.84cm"/>
    </style:style>
    <style:style style:name="Tableau1.B" style:family="table-column">
      <style:table-column-properties style:column-width="13.035cm"/>
    </style:style>
    <style:style style:name="Tableau1.A1" style:family="table-cell">
      <style:table-cell-properties style:vertical-align="middle" fo:background-color="#cfcfcf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au1.B1" style:family="table-cell">
      <style:table-cell-properties style:vertical-align="middle" fo:background-color="#cfcfcf" style:border-line-width="0.002cm 0.088cm 0.002cm" fo:padding="0.049cm" fo:border="0.092cm double #808080">
        <style:background-image/>
      </style:table-cell-properties>
    </style:style>
    <style:style style:name="Tableau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au1.B2" style:family="table-cell" style:data-style-name="N0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au1.B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margin-top="0cm" fo:margin-bottom="0cm" fo:padding="0.049cm" fo:border="0.035cm solid #000000"/>
      <style:text-properties fo:font-size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ui_3_16_0_1_1454584375390_2003"/><text:bookmark text:name="yui_3_16_0_1_1454584375390_2002"/><text:bookmark text:name="yui_3_16_0_1_1454584375390_2001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text:bookmark text:name="yui_3_16_0_1_1454584375390_2043"/>Cas d'utilisation</text:p>
          </table:table-cell>
          <table:table-cell table:style-name="Tableau1.B1" office:value-type="string">
            <text:p text:style-name="P1">Gestion des articles</text:p>
          </table:table-cell>
        </table:table-row>
        <table:table-row>
          <table:table-cell table:style-name="Tableau1.A2" office:value-type="string">
            <text:p text:style-name="P1"><text:bookmark text:name="yui_3_16_0_1_1454584375390_2198"/><text:bookmark text:name="yui_3_16_0_1_1454584375390_2199"/>Use Case Number<text:bookmark text:name="yui_3_16_0_1_1454584375390_2163"/></text:p>
          </table:table-cell>
          <table:table-cell table:style-name="Tableau1.B2" office:value-type="float" office:value="2.1">
            <text:p text:style-name="P1"><text:bookmark text:name="yui_3_16_0_1_1454584375390_2166"/><text:bookmark text:name="yui_3_16_0_1_1454584375390_2233"/>2,1</text:p>
          </table:table-cell>
        </table:table-row>
        <table:table-row>
          <table:table-cell table:style-name="Tableau1.A2" office:value-type="string">
            <text:p text:style-name="P1">Application<text:bookmark text:name="yui_3_16_0_1_1454584375390_2165"/></text:p>
          </table:table-cell>
          <table:table-cell table:style-name="Tableau1.B3" office:value-type="string">
            <text:p text:style-name="P1"><text:bookmark text:name="yui_3_16_0_1_1454584375390_2236"/>Gestion de stock Poke</text:p>
          </table:table-cell>
        </table:table-row>
        <table:table-row>
          <table:table-cell table:style-name="Tableau1.A2" office:value-type="string">
            <text:p text:style-name="P1">Use Case Name<text:bookmark text:name="yui_3_16_0_1_1454584375390_2235"/></text:p>
          </table:table-cell>
          <table:table-cell table:style-name="Tableau1.B3" office:value-type="string">
            <text:p text:style-name="P1">Liste d'articles</text:p>
          </table:table-cell>
        </table:table-row>
        <table:table-row>
          <table:table-cell table:style-name="Tableau1.A2" office:value-type="string">
            <text:p text:style-name="P1">Use Case Description<text:bookmark text:name="yui_3_16_0_1_1454584375390_2133"/></text:p>
          </table:table-cell>
          <table:table-cell table:style-name="Tableau1.B3" office:value-type="string">
            <text:p text:style-name="P1"><text:bookmark text:name="yui_3_16_0_1_1454584375390_2240"/>Consultation d'une liste d'articles</text:p>
          </table:table-cell>
        </table:table-row>
        <table:table-row>
          <table:table-cell table:style-name="Tableau1.A2" office:value-type="string">
            <text:p text:style-name="P1">Primary Actor<text:bookmark text:name="yui_3_16_0_1_1454584375390_2239"/></text:p>
          </table:table-cell>
          <table:table-cell table:style-name="Tableau1.B3" office:value-type="string">
            <text:p text:style-name="P1">Les frères Gore</text:p>
          </table:table-cell>
        </table:table-row>
        <table:table-row>
          <table:table-cell table:style-name="Tableau1.A2" office:value-type="string">
            <text:p text:style-name="P1">Precondition<text:bookmark text:name="yui_3_16_0_1_1454584375390_2129"/></text:p>
          </table:table-cell>
          <table:table-cell table:style-name="Tableau1.B3" office:value-type="string">
            <text:p text:style-name="P1"><text:bookmark text:name="yui_3_16_0_1_1454584375390_2126"/>Etre connecté à l'application</text:p>
          </table:table-cell>
        </table:table-row>
        <table:table-row>
          <table:table-cell table:style-name="Tableau1.A2" office:value-type="string">
            <text:p text:style-name="P1">Trigger<text:bookmark text:name="yui_3_16_0_1_1454584375390_2125"/></text:p>
          </table:table-cell>
          <table:table-cell table:style-name="Tableau1.B3" office:value-type="string">
            <text:p text:style-name="P1"><text:bookmark text:name="yui_3_16_0_1_1454584375390_2124"/>Permet l'accès à la modification et suppression</text:p>
          </table:table-cell>
        </table:table-row>
        <table:table-row>
          <table:table-cell table:style-name="Tableau1.A2" office:value-type="string">
            <text:p text:style-name="P1">Basic Flow<text:bookmark text:name="yui_3_16_0_1_1454584375390_2123"/></text:p>
          </table:table-cell>
          <table:table-cell table:style-name="Tableau1.B3" office:value-type="string">
            <text:p text:style-name="P1"><text:bookmark text:name="yui_3_16_0_1_1454584375390_2244"/></text:p>
          </table:table-cell>
        </table:table-row>
        <table:table-row>
          <table:table-cell table:style-name="Tableau1.A2" office:value-type="string">
            <text:p text:style-name="P1">Alternate Flows<text:bookmark text:name="yui_3_16_0_1_1454584375390_2243"/></text:p>
          </table:table-cell>
          <table:table-cell table:style-name="Tableau1.B3" office:value-type="string">
            <text:p text:style-name="P1"><text:bookmark text:name="yui_3_16_0_1_1454584375390_2245"/>The most significant alternatives and except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4T12:06:59.95</meta:creation-date>
    <meta:document-statistic meta:table-count="1" meta:image-count="0" meta:object-count="0" meta:page-count="1" meta:paragraph-count="19" meta:word-count="54" meta:character-count="367"/>
    <dc:date>2016-02-04T12:25:16.32</dc:date>
    <meta:editing-duration>PT2M34S</meta:editing-duration>
    <meta:editing-cycles>1</meta:editing-cycles>
    <meta:generator>OpenOffice/4.1.2$Win32 OpenOffice.org_project/412m3$Build-9782</meta:generator>
  </office:meta>
</office:document-meta>
</file>